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2.125cm" style:rel-column-width="8191*"/>
    </style:style>
    <style:style style:name="Πίνακας1.H" style:family="table-column">
      <style:table-column-properties style:column-width="2.127cm" style:rel-column-width="8198*"/>
    </style:style>
    <style:style style:name="Πίνακας1.A1" style:family="table-cell">
      <style:table-cell-properties style:writing-mode="page"/>
    </style:style>
    <style:style style:name="Πίνακας2" style:family="table">
      <style:table-properties style:width="4.401cm" table:align="left"/>
    </style:style>
    <style:style style:name="Πίνακας2.A" style:family="table-column">
      <style:table-column-properties style:column-width="2.693cm"/>
    </style:style>
    <style:style style:name="Πίνακας2.B" style:family="table-column">
      <style:table-column-properties style:column-width="1.707cm"/>
    </style:style>
    <style:style style:name="Πίνακας2.A1" style:family="table-cell">
      <style:table-cell-properties style:writing-mode="page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8.5cm" style:rel-column-width="32767*"/>
    </style:style>
    <style:style style:name="Πίνακας3.B" style:family="table-column">
      <style:table-column-properties style:column-width="8.5cm" style:rel-column-width="32768*"/>
    </style:style>
    <style:style style:name="Πίνακας3.A1" style:family="table-cell">
      <style:table-cell-properties style:writing-mode="page"/>
    </style:style>
    <style:style style:name="Πίνακας4" style:family="table">
      <style:table-properties style:width="10.294cm" table:align="left"/>
    </style:style>
    <style:style style:name="Πίνακας4.A" style:family="table-column">
      <style:table-column-properties style:column-width="4.81cm"/>
    </style:style>
    <style:style style:name="Πίνακας4.B" style:family="table-column">
      <style:table-column-properties style:column-width="5.484cm"/>
    </style:style>
    <style:style style:name="Πίνακας4.A1" style:family="table-cell">
      <style:table-cell-properties style:writing-mode="page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4.251cm" style:rel-column-width="16384*"/>
    </style:style>
    <style:style style:name="Πίνακας5.D" style:family="table-column">
      <style:table-column-properties style:column-width="4.249cm" style:rel-column-width="16383*"/>
    </style:style>
    <style:style style:name="Πίνακας5.A1" style:family="table-cell">
      <style:table-cell-properties style:writing-mode="page"/>
    </style:style>
    <style:style style:name="Πίνακας5.C1" style:family="table-cell">
      <style:table-cell-properties fo:padding="0cm" fo:border="none" style:writing-mode="page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5.667cm" style:rel-column-width="21845*"/>
    </style:style>
    <style:style style:name="Πίνακας6.A1" style:family="table-cell">
      <style:table-cell-properties style:writing-mode="page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5.667cm" style:rel-column-width="21845*"/>
    </style:style>
    <style:style style:name="Πίνακας7.A1" style:family="table-cell">
      <style:table-cell-properties style:writing-mode="page"/>
    </style:style>
    <style:style style:name="Πίνακας8" style:family="table">
      <style:table-properties style:width="17cm" table:align="margins"/>
    </style:style>
    <style:style style:name="Πίνακας8.A" style:family="table-column">
      <style:table-column-properties style:column-width="4.249cm" style:rel-column-width="16383*"/>
    </style:style>
    <style:style style:name="Πίνακας8.D" style:family="table-column">
      <style:table-column-properties style:column-width="4.251cm" style:rel-column-width="16386*"/>
    </style:style>
    <style:style style:name="Πίνακας8.A1" style:family="table-cell">
      <style:table-cell-properties style:writing-mode="page"/>
    </style:style>
    <style:style style:name="Πίνακας9" style:family="table">
      <style:table-properties style:width="17cm" table:align="margins"/>
    </style:style>
    <style:style style:name="Πίνακας9.A" style:family="table-column">
      <style:table-column-properties style:column-width="4.249cm" style:rel-column-width="16383*"/>
    </style:style>
    <style:style style:name="Πίνακας9.D" style:family="table-column">
      <style:table-column-properties style:column-width="4.251cm" style:rel-column-width="16386*"/>
    </style:style>
    <style:style style:name="Πίνακας9.A1" style:family="table-cell">
      <style:table-cell-properties style:writing-mode="page"/>
    </style:style>
    <style:style style:name="Πίνακας10" style:family="table">
      <style:table-properties style:width="17cm" table:align="margins"/>
    </style:style>
    <style:style style:name="Πίνακας10.A" style:family="table-column">
      <style:table-column-properties style:column-width="5.667cm" style:rel-column-width="21845*"/>
    </style:style>
    <style:style style:name="Πίνακας10.A1" style:family="table-cell">
      <style:table-cell-properties style:writing-mode="page"/>
    </style:style>
    <style:style style:name="Πίνακας11" style:family="table">
      <style:table-properties style:width="17cm" table:align="margins"/>
    </style:style>
    <style:style style:name="Πίνακας11.A" style:family="table-column">
      <style:table-column-properties style:column-width="4.249cm" style:rel-column-width="16383*"/>
    </style:style>
    <style:style style:name="Πίνακας11.D" style:family="table-column">
      <style:table-column-properties style:column-width="4.251cm" style:rel-column-width="16386*"/>
    </style:style>
    <style:style style:name="Πίνακας11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8pt" officeooo:rsid="003ac587" officeooo:paragraph-rsid="003ac587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rsid="001afc96" officeooo:paragraph-rsid="001afc96"/>
    </style:style>
    <style:style style:name="P3" style:family="paragraph" style:parent-style-name="Table_20_Contents">
      <style:paragraph-properties fo:text-align="justify" style:justify-single-word="false"/>
      <style:text-properties officeooo:rsid="001afc96" officeooo:paragraph-rsid="001cd667"/>
    </style:style>
    <style:style style:name="P4" style:family="paragraph" style:parent-style-name="Table_20_Contents">
      <style:paragraph-properties fo:text-align="center" style:justify-single-word="false"/>
      <style:text-properties officeooo:rsid="001afc96" officeooo:paragraph-rsid="001afc96"/>
    </style:style>
    <style:style style:name="P5" style:family="paragraph" style:parent-style-name="Standard">
      <style:paragraph-properties fo:text-align="justify" style:justify-single-word="false"/>
      <style:text-properties officeooo:rsid="00268cbe" officeooo:paragraph-rsid="00268cbe"/>
    </style:style>
    <style:style style:name="P6" style:family="paragraph" style:parent-style-name="Standard">
      <style:paragraph-properties fo:text-align="justify" style:justify-single-word="false"/>
      <style:text-properties officeooo:rsid="0025cd24" officeooo:paragraph-rsid="0025cd24"/>
    </style:style>
    <style:style style:name="P7" style:family="paragraph" style:parent-style-name="Standard">
      <style:paragraph-properties fo:text-align="justify" style:justify-single-word="false"/>
      <style:text-properties officeooo:rsid="0024a21c" officeooo:paragraph-rsid="0024a21c"/>
    </style:style>
    <style:style style:name="P8" style:family="paragraph" style:parent-style-name="Standard">
      <style:paragraph-properties fo:text-align="justify" style:justify-single-word="false"/>
      <style:text-properties officeooo:rsid="0024a21c" officeooo:paragraph-rsid="0022c5cd"/>
    </style:style>
    <style:style style:name="P9" style:family="paragraph" style:parent-style-name="Standard">
      <style:paragraph-properties fo:text-align="center" style:justify-single-word="false"/>
      <style:text-properties fo:font-size="20pt" officeooo:rsid="00195e78" officeooo:paragraph-rsid="00195e78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afc96" officeooo:paragraph-rsid="001afc96" style:font-size-asian="20pt" style:font-size-complex="20pt"/>
    </style:style>
    <style:style style:name="P11" style:family="paragraph" style:parent-style-name="Standard">
      <style:paragraph-properties fo:text-align="justify" style:justify-single-word="false"/>
      <style:text-properties officeooo:rsid="00195e78" officeooo:paragraph-rsid="00195e78"/>
    </style:style>
    <style:style style:name="P12" style:family="paragraph" style:parent-style-name="Table_20_Contents">
      <style:paragraph-properties fo:text-align="justify" style:justify-single-word="false"/>
      <style:text-properties officeooo:rsid="00195e78" officeooo:paragraph-rsid="00195e78"/>
    </style:style>
    <style:style style:name="P13" style:family="paragraph" style:parent-style-name="Table_20_Contents">
      <style:paragraph-properties fo:text-align="center" style:justify-single-word="false"/>
      <style:text-properties officeooo:rsid="00195e78" officeooo:paragraph-rsid="00195e78"/>
    </style:style>
    <style:style style:name="P14" style:family="paragraph" style:parent-style-name="Standard">
      <style:paragraph-properties fo:text-align="justify" style:justify-single-word="false"/>
      <style:text-properties officeooo:rsid="001a4df3" officeooo:paragraph-rsid="001a4df3"/>
    </style:style>
    <style:style style:name="P15" style:family="paragraph" style:parent-style-name="Table_20_Contents">
      <style:paragraph-properties fo:text-align="center" style:justify-single-word="false"/>
      <style:text-properties officeooo:rsid="001a4df3" officeooo:paragraph-rsid="001a4df3"/>
    </style:style>
    <style:style style:name="P16" style:family="paragraph" style:parent-style-name="Standard">
      <style:paragraph-properties fo:text-align="justify" style:justify-single-word="false"/>
      <style:text-properties officeooo:rsid="001cd667" officeooo:paragraph-rsid="001cd667"/>
    </style:style>
    <style:style style:name="P17" style:family="paragraph" style:parent-style-name="Table_20_Contents">
      <style:paragraph-properties fo:text-align="justify" style:justify-single-word="false"/>
      <style:text-properties officeooo:rsid="001cd667" officeooo:paragraph-rsid="001cd667"/>
    </style:style>
    <style:style style:name="P18" style:family="paragraph" style:parent-style-name="Standard">
      <style:paragraph-properties fo:text-align="justify" style:justify-single-word="false"/>
      <style:text-properties officeooo:paragraph-rsid="001cd667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2023dc" officeooo:paragraph-rsid="002023dc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2023dc" officeooo:paragraph-rsid="002023dc"/>
    </style:style>
    <style:style style:name="P21" style:family="paragraph" style:parent-style-name="Standard">
      <style:paragraph-properties fo:text-align="justify" style:justify-single-word="false"/>
      <style:text-properties officeooo:rsid="0021aa43" officeooo:paragraph-rsid="0021aa43"/>
    </style:style>
    <style:style style:name="P22" style:family="paragraph" style:parent-style-name="Standard">
      <style:paragraph-properties fo:text-align="justify" style:justify-single-word="false"/>
      <style:text-properties officeooo:rsid="0021aa43" officeooo:paragraph-rsid="0022c5cd"/>
    </style:style>
    <style:style style:name="P23" style:family="paragraph" style:parent-style-name="Table_20_Contents">
      <style:paragraph-properties fo:text-align="center" style:justify-single-word="false"/>
      <style:text-properties officeooo:rsid="0021aa43" officeooo:paragraph-rsid="0021aa43"/>
    </style:style>
    <style:style style:name="P24" style:family="paragraph" style:parent-style-name="Standard">
      <style:paragraph-properties fo:text-align="justify" style:justify-single-word="false"/>
      <style:text-properties officeooo:rsid="0022c5cd" officeooo:paragraph-rsid="0022c5cd"/>
    </style:style>
    <style:style style:name="P25" style:family="paragraph" style:parent-style-name="Table_20_Contents">
      <style:paragraph-properties fo:text-align="center" style:justify-single-word="false"/>
      <style:text-properties officeooo:rsid="001e3ed7" officeooo:paragraph-rsid="001e3ed7"/>
    </style:style>
    <style:style style:name="P26" style:family="paragraph" style:parent-style-name="Standard">
      <style:paragraph-properties fo:text-align="justify" style:justify-single-word="false"/>
      <style:text-properties officeooo:rsid="002c3167" officeooo:paragraph-rsid="0033b355"/>
    </style:style>
    <style:style style:name="P27" style:family="paragraph" style:parent-style-name="Standard">
      <style:paragraph-properties fo:text-align="justify" style:justify-single-word="false"/>
      <style:text-properties officeooo:rsid="002c3167" officeooo:paragraph-rsid="003920cf"/>
    </style:style>
    <style:style style:name="P28" style:family="paragraph" style:parent-style-name="Table_20_Contents">
      <style:paragraph-properties fo:text-align="center" style:justify-single-word="false"/>
      <style:text-properties officeooo:rsid="002c3167" officeooo:paragraph-rsid="0033b355"/>
    </style:style>
    <style:style style:name="P29" style:family="paragraph" style:parent-style-name="Table_20_Contents">
      <style:paragraph-properties fo:text-align="center" style:justify-single-word="false"/>
      <style:text-properties officeooo:rsid="002c3167" officeooo:paragraph-rsid="003920cf"/>
    </style:style>
    <style:style style:name="P30" style:family="paragraph" style:parent-style-name="Standard">
      <style:paragraph-properties fo:text-align="justify" style:justify-single-word="false"/>
      <style:text-properties officeooo:rsid="002c40e9" officeooo:paragraph-rsid="002efe90"/>
    </style:style>
    <style:style style:name="P31" style:family="paragraph" style:parent-style-name="Standard">
      <style:paragraph-properties fo:text-align="justify" style:justify-single-word="false"/>
      <style:text-properties officeooo:rsid="002c40e9" officeooo:paragraph-rsid="0034699c"/>
    </style:style>
    <style:style style:name="P32" style:family="paragraph" style:parent-style-name="Standard">
      <style:paragraph-properties fo:text-align="justify" style:justify-single-word="false"/>
      <style:text-properties officeooo:rsid="002c40e9" officeooo:paragraph-rsid="00397761"/>
    </style:style>
    <style:style style:name="P33" style:family="paragraph" style:parent-style-name="Table_20_Contents">
      <style:paragraph-properties fo:text-align="center" style:justify-single-word="false"/>
      <style:text-properties officeooo:rsid="002c40e9" officeooo:paragraph-rsid="0034699c"/>
    </style:style>
    <style:style style:name="P34" style:family="paragraph" style:parent-style-name="Table_20_Contents">
      <style:paragraph-properties fo:text-align="center" style:justify-single-word="false"/>
      <style:text-properties officeooo:rsid="002c40e9" officeooo:paragraph-rsid="00397761"/>
    </style:style>
    <style:style style:name="P35" style:family="paragraph" style:parent-style-name="Standard">
      <style:paragraph-properties fo:text-align="justify" style:justify-single-word="false"/>
      <style:text-properties officeooo:rsid="002c49b2" officeooo:paragraph-rsid="0034699c"/>
    </style:style>
    <style:style style:name="P36" style:family="paragraph" style:parent-style-name="Standard">
      <style:paragraph-properties fo:text-align="justify" style:justify-single-word="false"/>
      <style:text-properties officeooo:rsid="002efe90" officeooo:paragraph-rsid="0034699c"/>
    </style:style>
    <style:style style:name="P37" style:family="paragraph" style:parent-style-name="Standard">
      <style:paragraph-properties fo:text-align="justify" style:justify-single-word="false"/>
      <style:text-properties officeooo:rsid="002efe90" officeooo:paragraph-rsid="003920cf"/>
    </style:style>
    <style:style style:name="P38" style:family="paragraph" style:parent-style-name="Standard">
      <style:paragraph-properties fo:text-align="justify" style:justify-single-word="false"/>
      <style:text-properties officeooo:rsid="0026a060" officeooo:paragraph-rsid="0026a060"/>
    </style:style>
    <style:style style:name="P39" style:family="paragraph" style:parent-style-name="Standard">
      <style:paragraph-properties fo:text-align="justify" style:justify-single-word="false" fo:break-before="page"/>
      <style:text-properties officeooo:rsid="0026a060" officeooo:paragraph-rsid="0026a060"/>
    </style:style>
    <style:style style:name="P40" style:family="paragraph" style:parent-style-name="Standard">
      <style:paragraph-properties fo:text-align="justify" style:justify-single-word="false"/>
      <style:text-properties officeooo:rsid="0031ee00" officeooo:paragraph-rsid="0031ee00"/>
    </style:style>
    <style:style style:name="P41" style:family="paragraph" style:parent-style-name="Standard">
      <style:paragraph-properties fo:text-align="justify" style:justify-single-word="false"/>
      <style:text-properties officeooo:rsid="0031ee00" officeooo:paragraph-rsid="0033b355"/>
    </style:style>
    <style:style style:name="P42" style:family="paragraph" style:parent-style-name="Standard">
      <style:paragraph-properties fo:text-align="justify" style:justify-single-word="false"/>
      <style:text-properties officeooo:rsid="0031ee00" officeooo:paragraph-rsid="003920cf"/>
    </style:style>
    <style:style style:name="P43" style:family="paragraph" style:parent-style-name="Standard">
      <style:paragraph-properties fo:text-align="justify" style:justify-single-word="false"/>
      <style:text-properties fo:font-weight="bold" officeooo:rsid="00233a3d" officeooo:paragraph-rsid="0031ee00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24a21c" officeooo:paragraph-rsid="0024a21c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26a060" officeooo:paragraph-rsid="0026a06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2c3167" officeooo:paragraph-rsid="0033b355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2c3167" officeooo:paragraph-rsid="003920c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c3167" officeooo:paragraph-rsid="0033b35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c3167" officeooo:paragraph-rsid="003920c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3920cf" officeooo:paragraph-rsid="003920cf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rsid="0034699c" officeooo:paragraph-rsid="0034699c"/>
    </style:style>
    <style:style style:name="P52" style:family="paragraph" style:parent-style-name="Standard">
      <style:paragraph-properties fo:text-align="justify" style:justify-single-word="false"/>
      <style:text-properties officeooo:rsid="0034699c" officeooo:paragraph-rsid="003920cf"/>
    </style:style>
    <style:style style:name="P53" style:family="paragraph" style:parent-style-name="Standard">
      <style:paragraph-properties fo:text-align="justify" style:justify-single-word="false"/>
      <style:text-properties officeooo:rsid="00397761" officeooo:paragraph-rsid="00397761"/>
    </style:style>
    <style:style style:name="P54" style:family="paragraph" style:parent-style-name="Table_20_Contents">
      <style:paragraph-properties fo:text-align="center" style:justify-single-word="false"/>
      <style:text-properties officeooo:paragraph-rsid="0034699c"/>
    </style:style>
    <style:style style:name="P5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2c40e9" officeooo:paragraph-rsid="0034699c"/>
    </style:style>
    <style:style style:name="P5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paragraph-rsid="0034699c"/>
    </style:style>
    <style:style style:name="P57" style:family="paragraph" style:parent-style-name="Standard" style:list-style-name="L1">
      <style:paragraph-properties fo:text-align="justify" style:justify-single-word="false"/>
      <style:text-properties officeooo:rsid="00268cbe" officeooo:paragraph-rsid="00268cbe"/>
    </style:style>
    <style:style style:name="P58" style:family="paragraph" style:parent-style-name="Standard">
      <style:paragraph-properties fo:text-align="justify" style:justify-single-word="false"/>
      <style:text-properties officeooo:rsid="0034699c" officeooo:paragraph-rsid="0034699c"/>
    </style:style>
    <style:style style:name="P59" style:family="paragraph" style:parent-style-name="Standard">
      <style:paragraph-properties fo:text-align="justify" style:justify-single-word="false"/>
      <style:text-properties officeooo:rsid="0034699c" officeooo:paragraph-rsid="003920cf"/>
    </style:style>
    <style:style style:name="P60" style:family="paragraph" style:parent-style-name="Standard">
      <style:paragraph-properties fo:text-align="justify" style:justify-single-word="false" fo:break-before="page"/>
      <style:text-properties fo:font-weight="bold" officeooo:rsid="002c40e9" officeooo:paragraph-rsid="0034699c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cd667"/>
    </style:style>
    <style:style style:name="T3" style:family="text">
      <style:text-properties style:text-position="0% 100%"/>
    </style:style>
    <style:style style:name="T4" style:family="text">
      <style:text-properties officeooo:rsid="001e3ed7"/>
    </style:style>
    <style:style style:name="T5" style:family="text">
      <style:text-properties officeooo:rsid="0021aa43"/>
    </style:style>
    <style:style style:name="T6" style:family="text">
      <style:text-properties officeooo:rsid="0022c5c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97761" style:font-weight-asian="normal" style:font-weight-complex="normal"/>
    </style:style>
    <style:style style:name="T9" style:family="text">
      <style:text-properties officeooo:rsid="002a66f2"/>
    </style:style>
    <style:style style:name="T10" style:family="text">
      <style:text-properties officeooo:rsid="002c40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97761" style:font-weight-asian="bold" style:font-weight-complex="bold"/>
    </style:style>
    <style:style style:name="T13" style:family="text">
      <style:text-properties officeooo:rsid="002d3b9d"/>
    </style:style>
    <style:style style:name="T14" style:family="text">
      <style:text-properties officeooo:rsid="002efe90"/>
    </style:style>
    <style:style style:name="T15" style:family="text">
      <style:text-properties officeooo:rsid="00304428"/>
    </style:style>
    <style:style style:name="T16" style:family="text">
      <style:text-properties officeooo:rsid="0033b355"/>
    </style:style>
    <style:style style:name="T17" style:family="text">
      <style:text-properties officeooo:rsid="0034699c"/>
    </style:style>
    <style:style style:name="T18" style:family="text">
      <style:text-properties officeooo:rsid="00364bbc"/>
    </style:style>
    <style:style style:name="T19" style:family="text">
      <style:text-properties officeooo:rsid="0037b5aa"/>
    </style:style>
    <style:style style:name="T20" style:family="text">
      <style:text-properties officeooo:rsid="003920cf"/>
    </style:style>
    <style:style style:name="T21" style:family="text">
      <style:text-properties officeooo:rsid="00393b30"/>
    </style:style>
    <style:style style:name="T22" style:family="text">
      <style:text-properties officeooo:rsid="003977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ΜΕΤΑΤΡΟΠΕΣ ΑΡΙΘΜΩΝ</text:p>
      <text:p text:style-name="P11"/>
      <text:p text:style-name="P14">Έχω ένα αριθμό μεταξύ 0 και 255. Για να υπολογίζω το δυαδικό, πρέπει να έχω υπόψιν μου το παρακάτω πινακάκι</text:p>
      <text:p text:style-name="P11"/>
      <table:table table:name="Πίνακας1" table:style-name="Πίνακας1">
        <table:table-column table:style-name="Πίνακας1.A" table:number-columns-repeated="7"/>
        <table:table-column table:style-name="Πίνακας1.H"/>
        <table:table-row>
          <table:table-cell table:style-name="Πίνακας1.A1" office:value-type="string">
            <text:p text:style-name="P13">128</text:p>
          </table:table-cell>
          <table:table-cell table:style-name="Πίνακας1.A1" office:value-type="string">
            <text:p text:style-name="P13">64</text:p>
          </table:table-cell>
          <table:table-cell table:style-name="Πίνακας1.A1" office:value-type="string">
            <text:p text:style-name="P13">32</text:p>
          </table:table-cell>
          <table:table-cell table:style-name="Πίνακας1.A1" office:value-type="string">
            <text:p text:style-name="P13">16</text:p>
          </table:table-cell>
          <table:table-cell table:style-name="Πίνακας1.A1" office:value-type="string">
            <text:p text:style-name="P13">8</text:p>
          </table:table-cell>
          <table:table-cell table:style-name="Πίνακας1.A1" office:value-type="string">
            <text:p text:style-name="P13">4</text:p>
          </table:table-cell>
          <table:table-cell table:style-name="Πίνακας1.A1" office:value-type="string">
            <text:p text:style-name="P13">2</text:p>
          </table:table-cell>
          <table:table-cell table:style-name="Πίνακας1.A1" office:value-type="string">
            <text:p text:style-name="P13">1</text:p>
          </table:table-cell>
        </table:table-row>
        <table:table-row>
          <table:table-cell table:style-name="Πίνακας1.A1" office:value-type="string">
            <text:p text:style-name="P13">2<text:span text:style-name="T1">7</text:span></text:p>
          </table:table-cell>
          <table:table-cell table:style-name="Πίνακας1.A1" office:value-type="string">
            <text:p text:style-name="P13">2<text:span text:style-name="T1">6</text:span></text:p>
          </table:table-cell>
          <table:table-cell table:style-name="Πίνακας1.A1" office:value-type="string">
            <text:p text:style-name="P13">2<text:span text:style-name="T1">5</text:span></text:p>
          </table:table-cell>
          <table:table-cell table:style-name="Πίνακας1.A1" office:value-type="string">
            <text:p text:style-name="P13">2<text:span text:style-name="T1">4</text:span></text:p>
          </table:table-cell>
          <table:table-cell table:style-name="Πίνακας1.A1" office:value-type="string">
            <text:p text:style-name="P13">2<text:span text:style-name="T1">3</text:span></text:p>
          </table:table-cell>
          <table:table-cell table:style-name="Πίνακας1.A1" office:value-type="string">
            <text:p text:style-name="P13">2<text:span text:style-name="T1">2</text:span></text:p>
          </table:table-cell>
          <table:table-cell table:style-name="Πίνακας1.A1" office:value-type="string">
            <text:p text:style-name="P13">2<text:span text:style-name="T1">1</text:span></text:p>
          </table:table-cell>
          <table:table-cell table:style-name="Πίνακας1.A1" office:value-type="string">
            <text:p text:style-name="P13">2<text:span text:style-name="T1">0</text:span></text:p>
          </table:table-cell>
        </table:table-row>
        <table:table-row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  <table:table-cell table:style-name="Πίνακας1.A1" office:value-type="string">
            <text:p text:style-name="P12"/>
          </table:table-cell>
        </table:table-row>
      </table:table>
      <text:p text:style-name="P11"/>
      <text:p text:style-name="P14">Από τον αριθμό που έχω, αφαιρώ τον δεκαδικό αριθμό κάθε στήλης. Αν μπορεί να γίνει η αφαίρεση, βάζω 1 στο κουτάκι. Αν δεν γίνεται βάζω μηδέν και προχωρώ παρακάτω. </text:p>
      <text:p text:style-name="P14">Παράδειγμα έχω τον αριθμό 205.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14">205 – 128 = 77</text:p>
          </table:table-cell>
          <table:table-cell table:style-name="Πίνακας2.A1" office:value-type="string">
            <text:p text:style-name="P15">1</text:p>
          </table:table-cell>
        </table:table-row>
        <table:table-row>
          <table:table-cell table:style-name="Πίνακας2.A1" office:value-type="string">
            <text:p text:style-name="P14">77 – 64 = 13</text:p>
          </table:table-cell>
          <table:table-cell table:style-name="Πίνακας2.A1" office:value-type="string">
            <text:p text:style-name="P15">1</text:p>
          </table:table-cell>
        </table:table-row>
        <table:table-row>
          <table:table-cell table:style-name="Πίνακας2.A1" office:value-type="string">
            <text:p text:style-name="P14">13 – 32 </text:p>
          </table:table-cell>
          <table:table-cell table:style-name="Πίνακας2.A1" office:value-type="string">
            <text:p text:style-name="P15">0</text:p>
          </table:table-cell>
        </table:table-row>
        <table:table-row>
          <table:table-cell table:style-name="Πίνακας2.A1" office:value-type="string">
            <text:p text:style-name="P14">13 – 16</text:p>
          </table:table-cell>
          <table:table-cell table:style-name="Πίνακας2.A1" office:value-type="string">
            <text:p text:style-name="P15">0</text:p>
          </table:table-cell>
        </table:table-row>
        <table:table-row>
          <table:table-cell table:style-name="Πίνακας2.A1" office:value-type="string">
            <text:p text:style-name="P14">13 – 8 = 5</text:p>
          </table:table-cell>
          <table:table-cell table:style-name="Πίνακας2.A1" office:value-type="string">
            <text:p text:style-name="P15">1</text:p>
          </table:table-cell>
        </table:table-row>
        <table:table-row>
          <table:table-cell table:style-name="Πίνακας2.A1" office:value-type="string">
            <text:p text:style-name="P14">5 – 4 = 1</text:p>
          </table:table-cell>
          <table:table-cell table:style-name="Πίνακας2.A1" office:value-type="string">
            <text:p text:style-name="P15">1</text:p>
          </table:table-cell>
        </table:table-row>
        <table:table-row>
          <table:table-cell table:style-name="Πίνακας2.A1" office:value-type="string">
            <text:p text:style-name="P14">1 – 2 </text:p>
          </table:table-cell>
          <table:table-cell table:style-name="Πίνακας2.A1" office:value-type="string">
            <text:p text:style-name="P15">0</text:p>
          </table:table-cell>
        </table:table-row>
        <table:table-row>
          <table:table-cell table:style-name="Πίνακας2.A1" office:value-type="string">
            <text:p text:style-name="P14">1 – 1 = 0</text:p>
          </table:table-cell>
          <table:table-cell table:style-name="Πίνακας2.A1" office:value-type="string">
            <text:p text:style-name="P15">1</text:p>
          </table:table-cell>
        </table:table-row>
      </table:table>
      <text:p text:style-name="P14"/>
      <text:p text:style-name="P14">Άρα ο αριθμός μου είναι 11001101</text:p>
      <text:p text:style-name="P14"/>
      <text:p text:style-name="P14">Εναλλακτικά (ίσως και πιο γρήγορα) μπορώ να κάνω πρόσθεση.</text:p>
      <text:p text:style-name="P14">128 + 64 = 192 (έχω 1 στο 128 και στο 64)</text:p>
      <text:p text:style-name="P14">192 + 32 = 224 &gt; 205 άρα όχι 32 (έχω 0 στο 32)</text:p>
      <text:p text:style-name="P14">192 + 16 = 208 &gt; 205 άρα όχι 16 (έχω 0 στο 16)</text:p>
      <text:p text:style-name="P14">192 + 8 = 200 (έχω 1 στο 8)</text:p>
      <text:p text:style-name="P14">200 + 4 = 204 (έχω 1 στο 4)</text:p>
      <text:p text:style-name="P14">204 + 2 = 206 &gt; 205 άρα όχι 2 (έχω 0 στο 2)</text:p>
      <text:p text:style-name="P14">204 + 1 = 205 (έχω 1 στο 1)</text:p>
      <text:p text:style-name="P14"/>
      <text:p text:style-name="P10">ΥΠΟΔΙΚΤΥΩΣΗ</text:p>
      <text:p text:style-name="P2"/>
      <text:p text:style-name="P5">ΑΙΤΙΕΣ:</text:p>
      <text:list text:style-name="L1">
        <text:list-item>
          <text:p text:style-name="P57">Οικονομία διευθύνσεων IP</text:p>
        </text:list-item>
        <text:list-item>
          <text:p text:style-name="P57">Διαχειριστικοί λόγοι</text:p>
        </text:list-item>
      </text:list>
      <text:p text:style-name="P5"/>
      <text:p text:style-name="P2">Μια IP, <text:span text:style-name="T2">είναι ένας 32bit αριθμός και</text:span> αποτελείται από 2 τμήματα</text:p>
      <text:p text:style-name="P2"/>
      <table:table table:name="Πίνακας3" table:style-name="Πίνακας3">
        <table:table-column table:style-name="Πίνακας3.A"/>
        <table:table-column table:style-name="Πίνακας3.B"/>
        <table:table-row>
          <table:table-cell table:style-name="Πίνακας3.A1" office:value-type="string">
            <text:p text:style-name="P4">Χαρακτηρίζει το ΔΙΚΤΥΟ/ΥΠΟΔΙΚΤΥΟ</text:p>
          </table:table-cell>
          <table:table-cell table:style-name="Πίνακας3.A1" office:value-type="string">
            <text:p text:style-name="P4">Χαρακτηρίζει τον ΥΠΟΛΟΓΙΣΤΗ</text:p>
          </table:table-cell>
        </table:table-row>
        <table:table-row>
          <table:table-cell table:style-name="Πίνακας3.A1" office:value-type="string">
            <text:p text:style-name="P4">Net_ID</text:p>
          </table:table-cell>
          <table:table-cell table:style-name="Πίνακας3.A1" office:value-type="string">
            <text:p text:style-name="P4">Host_ID</text:p>
          </table:table-cell>
        </table:table-row>
      </table:table>
      <text:p text:style-name="P2"/>
      <text:p text:style-name="P16">Παράδειγμα, μια διεύθυνση κλάσης C, 192.168.1.12</text:p>
      <text:p text:style-name="P16"/>
      <table:table table:name="Πίνακας4" table:style-name="Πίνακας4">
        <table:table-column table:style-name="Πίνακας4.A"/>
        <table:table-column table:style-name="Πίνακας4.B"/>
        <table:table-row>
          <table:table-cell table:style-name="Πίνακας4.A1" office:value-type="string">
            <text:p text:style-name="P17">192.168.1</text:p>
          </table:table-cell>
          <table:table-cell table:style-name="Πίνακας4.A1" office:value-type="string">
            <text:p text:style-name="P17">12</text:p>
          </table:table-cell>
        </table:table-row>
        <table:table-row>
          <table:table-cell table:style-name="Πίνακας4.A1" office:value-type="string">
            <text:p text:style-name="P3">Net_ID</text:p>
          </table:table-cell>
          <table:table-cell table:style-name="Πίνακας4.A1" office:value-type="string">
            <text:p text:style-name="P3">Host_ID</text:p>
          </table:table-cell>
        </table:table-row>
        <table:table-row>
          <table:table-cell table:style-name="Πίνακας4.A1" office:value-type="string">
            <text:p text:style-name="P17">24 bit ανήκουν στο δίκτυο</text:p>
          </table:table-cell>
          <table:table-cell table:style-name="Πίνακας4.A1" office:value-type="string">
            <text:p text:style-name="P17">8 bit ανήκουν στον υπολογιστή</text:p>
          </table:table-cell>
        </table:table-row>
      </table:table>
      <text:p text:style-name="P18"/>
      <text:p text:style-name="P16"><text:soft-page-break/>Ε: Πόσες διευθύνσεις θα έχει το παραπάνω δίκτυο;</text:p>
      <text:p text:style-name="P16">Α: Θα έχει 2<text:span text:style-name="T1">8 </text:span><text:span text:style-name="T3">= 256 διευθύνσεις</text:span></text:p>
      <text:p text:style-name="P16"/>
      <text:p text:style-name="P16">Ε: Πόσες διαθέσιμες διευθύνσεις για τους υπολογιστές θα έχει το παραπάνω δίκτυο;</text:p>
      <text:p text:style-name="P16">Α: Θα έχει <text:s/>2<text:span text:style-name="T1">8 </text:span><text:span text:style-name="T3">-2</text:span><text:span text:style-name="T1"> </text:span><text:span text:style-name="T3">= 256 – 2 = 254 διευθύνσεις για υπολογιστές</text:span></text:p>
      <text:p text:style-name="P16"/>
      <text:p text:style-name="P16">- <text:span text:style-name="T4">Η διεύθυνση δικτύου ΔΕΝ δίνεται σε υπολογιστή: 192.168.1.0</text:span></text:p>
      <text:p text:style-name="P16">- <text:span text:style-name="T4">Η διεύθυνση εκπομπής ΔΕΝ δίνεται σε υπολογιστή: 192.168.1.255</text:span></text:p>
      <text:p text:style-name="P16"/>
      <table:table table:name="Πίνακας5" table:style-name="Πίνακας5">
        <table:table-column table:style-name="Πίνακας5.A" table:number-columns-repeated="3"/>
        <table:table-column table:style-name="Πίνακας5.D"/>
        <table:table-row>
          <table:table-cell table:style-name="Πίνακας5.A1" office:value-type="string">
            <text:p text:style-name="P25">ΚΛΑΣΗ</text:p>
          </table:table-cell>
          <table:table-cell table:style-name="Πίνακας5.A1" office:value-type="string">
            <text:p text:style-name="P25">ΑΡΙΘΜΟΣ ΔΙΚΤΥΩΝ</text:p>
          </table:table-cell>
          <table:table-cell table:style-name="Πίνακας5.C1" office:value-type="string">
            <text:p text:style-name="P25">ΑΡΙΘΜΟΣ Η/Υ</text:p>
          </table:table-cell>
          <table:table-cell table:style-name="Πίνακας5.A1" office:value-type="string">
            <text:p text:style-name="P23">CIDR</text:p>
          </table:table-cell>
        </table:table-row>
        <table:table-row>
          <table:table-cell table:style-name="Πίνακας5.A1" office:value-type="string">
            <text:p text:style-name="P25">Α</text:p>
          </table:table-cell>
          <table:table-cell table:style-name="Πίνακας5.A1" office:value-type="string">
            <text:p text:style-name="P25">2<text:span text:style-name="T1">7</text:span> = 128</text:p>
          </table:table-cell>
          <table:table-cell table:style-name="Πίνακας5.C1" office:value-type="string">
            <text:p text:style-name="P25">2<text:span text:style-name="T1">24</text:span> -2</text:p>
          </table:table-cell>
          <table:table-cell table:style-name="Πίνακας5.A1" office:value-type="string">
            <text:p text:style-name="P25">/<text:span text:style-name="T5">8</text:span></text:p>
          </table:table-cell>
        </table:table-row>
        <table:table-row>
          <table:table-cell table:style-name="Πίνακας5.A1" office:value-type="string">
            <text:p text:style-name="P25">Β</text:p>
          </table:table-cell>
          <table:table-cell table:style-name="Πίνακας5.A1" office:value-type="string">
            <text:p text:style-name="P25">2<text:span text:style-name="T1">14</text:span></text:p>
          </table:table-cell>
          <table:table-cell table:style-name="Πίνακας5.C1" office:value-type="string">
            <text:p text:style-name="P25">2<text:span text:style-name="T1">16</text:span> - 2</text:p>
          </table:table-cell>
          <table:table-cell table:style-name="Πίνακας5.A1" office:value-type="string">
            <text:p text:style-name="P25">/<text:span text:style-name="T5">16</text:span></text:p>
          </table:table-cell>
        </table:table-row>
        <table:table-row>
          <table:table-cell table:style-name="Πίνακας5.A1" office:value-type="string">
            <text:p text:style-name="P25">C</text:p>
          </table:table-cell>
          <table:table-cell table:style-name="Πίνακας5.A1" office:value-type="string">
            <text:p text:style-name="P25">2<text:span text:style-name="T1">21</text:span></text:p>
          </table:table-cell>
          <table:table-cell table:style-name="Πίνακας5.C1" office:value-type="string">
            <text:p text:style-name="P25">2<text:span text:style-name="T1">8</text:span> – 2 = 254</text:p>
          </table:table-cell>
          <table:table-cell table:style-name="Πίνακας5.A1" office:value-type="string">
            <text:p text:style-name="P25">/<text:span text:style-name="T5">24</text:span></text:p>
          </table:table-cell>
        </table:table-row>
      </table:table>
      <text:p text:style-name="P16"/>
      <text:p text:style-name="P19">ΜΑΣΚΑ ΔΙΚΤΥΟΥ</text:p>
      <text:p text:style-name="P20">Είναι μια IP με συγκεκριμένα χαρακτηριστικά. Δυαδικός αριθμός 32 bits.</text:p>
      <text:p text:style-name="P20">Διευκρινίζει ποια ψηφία της διεύθυνσης ανήκουν στο αναγνωριστικό του δικτύου (Net_ID) και ποια στο αναγνωριστικό υπολογιστή (Host_ID).</text:p>
      <text:p text:style-name="P20">Πρώτο κομμάτι όλο άσσοι (11111111)</text:p>
      <text:p text:style-name="P20">Δεύτερο κομμάτι όλο μηδέν (00000000)</text:p>
      <text:p text:style-name="P20"/>
      <text:p text:style-name="P20">Η πράξη AND (ισοδυναμεί με αριθμητικό επί) δίνει την διεύθυνση δικτύου. </text:p>
      <text:p text:style-name="P20">Όπου η μάσκα έχει 1, η IP παραμένει αναλλοίωτη</text:p>
      <text:p text:style-name="P20">Όπου έχει 0 τότε η IP χάνεται.</text:p>
      <text:p text:style-name="P20"/>
      <text:p text:style-name="P21">Αταξική δρομολόγηση (CIDR): 192.168.1.18 /24</text:p>
      <text:p text:style-name="P21">Τα πρώτα 24 bits αντιστοιχούν στο δίκτυο και τα υπόλοιπα 8 στον υπολογιστή</text:p>
      <text:p text:style-name="P21"/>
      <text:p text:style-name="P43">- ΔΙΕΥΘΥΝΣΗ ΔΙΚΤΥΟΥ: <text:span text:style-name="T7">προκύπτει αν στο Host_ID τοποθετήσω 0 (δυαδική μορφή)</text:span></text:p>
      <text:p text:style-name="P43">- ΔΙΕΥΘΥΝΣΗ ΕΚΠΟΜΠΗΣ: <text:span text:style-name="T7">προκύπτει αν στο Host_ID τοποθετήσω 1 (δυαδική μορφή)</text:span></text:p>
      <text:p text:style-name="P21"/>
      <text:p text:style-name="P24">ΠΑΡΑΔΕΙΓΜΑ:</text:p>
      <text:p text:style-name="P22">192.168.1.18 /2<text:span text:style-name="T6">8</text:span></text:p>
      <text:p text:style-name="P24">Πόσα bits για τους υπολογιστές; 32-28 = 4bits</text:p>
      <text:p text:style-name="P24">Πόσες IP για τους υπολογιστές; 2<text:span text:style-name="T1">4</text:span> – 2 = 16 – 2 = 14 υπολογιστές</text:p>
      <text:p text:style-name="P24">ΜΑΣΚΑ: 11111111.11111111.11111111.11110000 = <text:s/>255.255.255.240</text:p>
      <text:p text:style-name="P24">11110000 = 128 + 64 + 32 + 16 + 0 + 0 + 0 + 0 = 240</text:p>
      <text:p text:style-name="P8"/>
      <text:p text:style-name="P44">- ΔΥΟ IP ΓΙΑ ΝΑ ΑΝΗΚΟΥΝ ΣΤΟ ΙΔΙΟ ΔΙΚΤΥΟ, ΠΡΕΠΕΙ ΝΑ ΕΧΟΥΝ ΤΗΝ ΙΔΙΑ ΔΙΕΥΘΥΝΣΗ ΔΙΚΤΥΟΥ/ΥΠΟΔΙΚΤΥΟΥ</text:p>
      <text:p text:style-name="P7"/>
      <text:p text:style-name="P6">ΠΑΡΑΔΕΙΓΜΑ: Ανήκουν οι διευθύνσεις στο ίδιο δίκτυο;</text:p>
      <text:p text:style-name="P6">192.168.31.12/22</text:p>
      <text:p text:style-name="P6">192.168.47.13/22</text:p>
      <text:p text:style-name="P6"/>
      <text:p text:style-name="P6">Για να ανήκουν στο ίδιο δίκτυο, πρέπει να έχουν την ίδια διεύθυνση δικτύου.</text:p>
      <text:p text:style-name="P6">ΜΑΣΚΑ 255.255.252.0 (11111111.11111111.11111100.00000000)</text:p>
      <text:p text:style-name="P6"/>
      <text:p text:style-name="P6">192.168.[00011111].[00001100]</text:p>
      <text:p text:style-name="P6">255.255.[11111100].[00000000]</text:p>
      <text:p text:style-name="P6"><text:soft-page-break/>--------------------------------------- AND</text:p>
      <text:p text:style-name="P6">192.168.[00011100].[00000000]</text:p>
      <text:p text:style-name="P6">ΑΡΑ η διεύθυνση δικτύου είναι 192.168.28.0</text:p>
      <text:p text:style-name="P6"/>
      <text:p text:style-name="P6">192.168.[00101111].[00001101]</text:p>
      <text:p text:style-name="P6">255.255.[11111100].[00000000]</text:p>
      <text:p text:style-name="P6">--------------------------------------- AND</text:p>
      <text:p text:style-name="P6">192.168.[00101100].[00000000]</text:p>
      <text:p text:style-name="P6">ΑΡΑ η διεύθυνση δικτύου είναι 192.168.44.0</text:p>
      <text:p text:style-name="P6"/>
      <text:p text:style-name="P6">Οι υπολογιστές δεν ανήκουν στο ίδιο δίκτυο διότι οι διευθύνσεις δικτύου δεν είναι ίδιες.</text:p>
      <text:p text:style-name="P6"/>
      <text:p text:style-name="P45">ΠΡΟΒΛΗΜΑΤΑ <text:span text:style-name="T9">ΥΠΟΔΙΚΤΥΩΣΗΣ</text:span>:</text:p>
      <text:p text:style-name="P38"/>
      <text:p text:style-name="P41">1. <text:span text:style-name="T9">Θα δίνεται μια IP και η μάσκα (με την μορφή CIDR). </text:span>Χρειάζομαι τουλάχιστον Χ υποδίκτυα με <text:span text:style-name="T17">τουλάχιστον </text:span>Υ υπολογιστές το καθένα <text:span text:style-name="T17">(ζητάει συνήθως </text:span><text:span text:style-name="T20">να φτιαχτούν Χ υποδίκτυα με</text:span><text:span text:style-name="T17"> Υ κόμβους το κάθε υποδίκτυο)</text:span>.</text:p>
      <text:p text:style-name="P40"/>
      <text:p text:style-name="P46">ΒΗΜΑΤΑ ΛΥΣΗΣ</text:p>
      <text:p text:style-name="P26">1. Αρχικά γράφουμε το Net_ID και Host_ID (σε δυαδικό αριθμό, τουλάχιστον στο Host_ID).</text:p>
      <text:p text:style-name="P26">2. Ανάλογα με το πόσα υποδίκτυα (ζητάει Χ), βλέπουμε στον πίνακα</text:p>
      <text:p text:style-name="P26"/>
      <table:table table:name="Πίνακας6" table:style-name="Πίνακας6">
        <table:table-column table:style-name="Πίνακας6.A" table:number-columns-repeated="3"/>
        <table:table-row>
          <table:table-cell table:style-name="Πίνακας6.A1" office:value-type="string">
            <text:p text:style-name="P48">Host_ID</text:p>
          </table:table-cell>
          <table:table-cell table:style-name="Πίνακας6.A1" office:value-type="string">
            <text:p text:style-name="P48">Δύμανη του 2</text:p>
          </table:table-cell>
          <table:table-cell table:style-name="Πίνακας6.A1" office:value-type="string">
            <text:p text:style-name="P48">Υποδίκτυα</text:p>
          </table:table-cell>
        </table:table-row>
        <table:table-row>
          <table:table-cell table:style-name="Πίνακας6.A1" office:value-type="string">
            <text:p text:style-name="P28">1</text:p>
          </table:table-cell>
          <table:table-cell table:style-name="Πίνακας6.A1" office:value-type="string">
            <text:p text:style-name="P28">2<text:span text:style-name="T1">1</text:span></text:p>
          </table:table-cell>
          <table:table-cell table:style-name="Πίνακας6.A1" office:value-type="string">
            <text:p text:style-name="P28">2</text:p>
          </table:table-cell>
        </table:table-row>
        <table:table-row>
          <table:table-cell table:style-name="Πίνακας6.A1" office:value-type="string">
            <text:p text:style-name="P28">2</text:p>
          </table:table-cell>
          <table:table-cell table:style-name="Πίνακας6.A1" office:value-type="string">
            <text:p text:style-name="P28">2<text:span text:style-name="T1">2</text:span></text:p>
          </table:table-cell>
          <table:table-cell table:style-name="Πίνακας6.A1" office:value-type="string">
            <text:p text:style-name="P28">4</text:p>
          </table:table-cell>
        </table:table-row>
        <table:table-row>
          <table:table-cell table:style-name="Πίνακας6.A1" office:value-type="string">
            <text:p text:style-name="P48">3</text:p>
          </table:table-cell>
          <table:table-cell table:style-name="Πίνακας6.A1" office:value-type="string">
            <text:p text:style-name="P28">2<text:span text:style-name="T1">3</text:span></text:p>
          </table:table-cell>
          <table:table-cell table:style-name="Πίνακας6.A1" office:value-type="string">
            <text:p text:style-name="P48">8</text:p>
          </table:table-cell>
        </table:table-row>
        <table:table-row>
          <table:table-cell table:style-name="Πίνακας6.A1" office:value-type="string">
            <text:p text:style-name="P48">4</text:p>
          </table:table-cell>
          <table:table-cell table:style-name="Πίνακας6.A1" office:value-type="string">
            <text:p text:style-name="P28">2<text:span text:style-name="T1">4</text:span></text:p>
          </table:table-cell>
          <table:table-cell table:style-name="Πίνακας6.A1" office:value-type="string">
            <text:p text:style-name="P48">16</text:p>
          </table:table-cell>
        </table:table-row>
        <table:table-row>
          <table:table-cell table:style-name="Πίνακας6.A1" office:value-type="string">
            <text:p text:style-name="P48">5</text:p>
          </table:table-cell>
          <table:table-cell table:style-name="Πίνακας6.A1" office:value-type="string">
            <text:p text:style-name="P28">2<text:span text:style-name="T1">5</text:span></text:p>
          </table:table-cell>
          <table:table-cell table:style-name="Πίνακας6.A1" office:value-type="string">
            <text:p text:style-name="P48">32</text:p>
          </table:table-cell>
        </table:table-row>
        <table:table-row>
          <table:table-cell table:style-name="Πίνακας6.A1" office:value-type="string">
            <text:p text:style-name="P48">6</text:p>
          </table:table-cell>
          <table:table-cell table:style-name="Πίνακας6.A1" office:value-type="string">
            <text:p text:style-name="P28">2<text:span text:style-name="T1">6</text:span></text:p>
          </table:table-cell>
          <table:table-cell table:style-name="Πίνακας6.A1" office:value-type="string">
            <text:p text:style-name="P48">64</text:p>
          </table:table-cell>
        </table:table-row>
        <table:table-row>
          <table:table-cell table:style-name="Πίνακας6.A1" office:value-type="string">
            <text:p text:style-name="P28">7</text:p>
          </table:table-cell>
          <table:table-cell table:style-name="Πίνακας6.A1" office:value-type="string">
            <text:p text:style-name="P28">2<text:span text:style-name="T1">7</text:span></text:p>
          </table:table-cell>
          <table:table-cell table:style-name="Πίνακας6.A1" office:value-type="string">
            <text:p text:style-name="P28">128</text:p>
          </table:table-cell>
        </table:table-row>
        <table:table-row>
          <table:table-cell table:style-name="Πίνακας6.A1" office:value-type="string">
            <text:p text:style-name="P28">8</text:p>
          </table:table-cell>
          <table:table-cell table:style-name="Πίνακας6.A1" office:value-type="string">
            <text:p text:style-name="P28">2<text:span text:style-name="T1">8</text:span></text:p>
          </table:table-cell>
          <table:table-cell table:style-name="Πίνακας6.A1" office:value-type="string">
            <text:p text:style-name="P28">256</text:p>
          </table:table-cell>
        </table:table-row>
      </table:table>
      <text:p text:style-name="P26"/>
      <text:p text:style-name="P26">Τα πιο συχνά θα είναι 3, 4, 5, 6 με 8, 16, 32, 64 αντίστοιχα</text:p>
      <text:p text:style-name="P26"/>
      <text:p text:style-name="P26">3. Δίνουμε τόσους άσσους από το Host_ID στο Net_ID όσους χρειάζεται για να δημιουργηθούν τα υποδίκτυα.</text:p>
      <text:p text:style-name="P26">4. Γράφουμε τα νέα Net_ID, Subnet_ID και Host_ID. <text:span text:style-name="T16">Το νέο Net_ID = </text:span>Net_ID <text:span text:style-name="T16">+</text:span> Subnet_ID<text:span text:style-name="T16"> </text:span></text:p>
      <text:p text:style-name="P26">5. Βρίσκω τη νέα μάσκα υποδικτύου.</text:p>
      <text:p text:style-name="P51">6. Υπολογίζω<text:span text:style-name="T14"> ως εξής:</text:span></text:p>
      <text:p text:style-name="P36"><text:tab/><text:tab/><text:tab/>2<text:span text:style-name="T1">Host_ID</text:span> = <text:span text:style-name="T17">M</text:span><text:span text:style-name="T15"> </text:span></text:p>
      <text:p text:style-name="P51">(το Μ - 2 πρέπει να είναι μεγαλύτερο από το Y για να δώσουμε θετική απάντηση)</text:p>
      <text:p text:style-name="P36"/>
      <text:p text:style-name="P36"><text:span text:style-name="T17">Μ</text:span> είναι οι διευθύνσεις του υποδικτύου. Η πρώτη (διεύθυνση δικτύου) και η τελευταία (διεύθυνση εκπομπής) είναι δεσμευμένες, οπότε έχουμε <text:span text:style-name="T17">Μ</text:span> – 2 διαθέσιμες διευθύνσεις για τους Η/Υ. Αν ζητήσει πινακάκι με διευθύνσεις, απλά προσθέτουμε στη διεύθυνση εκπομπής ( .0 ) άλλες <text:span text:style-name="T17">Μ</text:span>-1 διευθύνσεις (επειδή μετράμε και το 0 ως διεύθυνση και συνήθως μας ξεφεύγει).</text:p>
      <text:p text:style-name="P40"/>
      <text:p text:style-name="P60">Παράδειγμα:</text:p>
      <text:p text:style-name="P31">Δίνεται η IP 192.168.3.0/24. </text:p>
      <text:p text:style-name="P31">1. Να δημιουργήσετε τουλάχιστον 6 υποδίκτυα. </text:p>
      <text:p text:style-name="P31">2. <text:span text:style-name="T18">Χωράνε 20 κόμβοι σε κάθε υποδίκτυο; (Αλλιώς: </text:span>Να δώσετε για κάθε υποδίκτυο πόσες είναι οι διαθέσιμες IP για υπολογιστή<text:span text:style-name="T18">)</text:span>.</text:p>
      <text:p text:style-name="P31">3. Να δώσετε τις διευθύνσεις δικτύου και εκπομπής για κάθε υποδίκτυο.</text:p>
      <text:p text:style-name="P31"/>
      <text:p text:style-name="P31">ΛΥΣΗ</text:p>
      <text:p text:style-name="P31">Δεδομένα:</text:p>
      <text:p text:style-name="P31">IP: 192.168.3.0/24</text:p>
      <text:p text:style-name="P31">ΜΑΣΚΑ: 255.255.255.0</text:p>
      <text:p text:style-name="P31">Net_ID = 24 bits</text:p>
      <text:p text:style-name="P31">Host_ID = 8 bits</text:p>
      <text:p text:style-name="P31"/>
      <text:p text:style-name="P31">1. Θέλουμε τουλάχιστον 6 υποδίκτυα. Για να το κάνω αυτό, πρέπει να δώσω 3 bit από το Host_ID στο Net_ID διότι 2<text:span text:style-name="T1">3</text:span> = 8 υποδίκτυα (εμείς θέλουμε 6 υποδίκτυα).</text:p>
      <text:p text:style-name="P31"/>
      <text:p text:style-name="P31">Μετά την υποδικτύωση θα έχουμε:</text:p>
      <table:table table:name="Πίνακας7" table:style-name="Πίνακας7">
        <table:table-column table:style-name="Πίνακας7.A" table:number-columns-repeated="3"/>
        <table:table-row>
          <table:table-cell table:style-name="Πίνακας7.A1" office:value-type="string">
            <text:p text:style-name="P33">Net_ID</text:p>
          </table:table-cell>
          <table:table-cell table:style-name="Πίνακας7.A1" office:value-type="string">
            <text:p text:style-name="P33">Subnet_ID</text:p>
          </table:table-cell>
          <table:table-cell table:style-name="Πίνακας7.A1" office:value-type="string">
            <text:p text:style-name="P33">Host_ID</text:p>
          </table:table-cell>
        </table:table-row>
        <table:table-row>
          <table:table-cell table:style-name="Πίνακας7.A1" office:value-type="string">
            <text:p text:style-name="P33">24 bits</text:p>
          </table:table-cell>
          <table:table-cell table:style-name="Πίνακας7.A1" office:value-type="string">
            <text:p text:style-name="P33">3 bits</text:p>
          </table:table-cell>
          <table:table-cell table:style-name="Πίνακας7.A1" office:value-type="string">
            <text:p text:style-name="P33">5 bits</text:p>
          </table:table-cell>
        </table:table-row>
        <table:table-row>
          <table:table-cell table:style-name="Πίνακας7.A1" table:number-columns-spanned="2" office:value-type="string">
            <text:p text:style-name="P33">27 bits</text:p>
          </table:table-cell>
          <table:covered-table-cell/>
          <table:table-cell table:style-name="Πίνακας7.A1" office:value-type="string">
            <text:p text:style-name="P33">5 bits</text:p>
          </table:table-cell>
        </table:table-row>
      </table:table>
      <text:p text:style-name="P31"/>
      <text:p text:style-name="P31">Άρα η IP θα γράφεται 192.168.3.0/27</text:p>
      <text:p text:style-name="P31">Νέα μάσκα</text:p>
      <table:table table:name="Πίνακας8" table:style-name="Πίνακας8">
        <table:table-column table:style-name="Πίνακας8.A" table:number-columns-repeated="3"/>
        <table:table-column table:style-name="Πίνακας8.D"/>
        <table:table-row>
          <table:table-cell table:style-name="Πίνακας8.A1" office:value-type="string">
            <text:p text:style-name="P33">11111111</text:p>
          </table:table-cell>
          <table:table-cell table:style-name="Πίνακας8.A1" office:value-type="string">
            <text:p text:style-name="P33">11111111</text:p>
          </table:table-cell>
          <table:table-cell table:style-name="Πίνακας8.A1" office:value-type="string">
            <text:p text:style-name="P33">11111111</text:p>
          </table:table-cell>
          <table:table-cell table:style-name="Πίνακας8.A1" office:value-type="string">
            <text:p text:style-name="P33"><text:span text:style-name="T11">111</text:span>00000</text:p>
          </table:table-cell>
        </table:table-row>
        <table:table-row>
          <table:table-cell table:style-name="Πίνακας8.A1" office:value-type="string">
            <text:p text:style-name="P33">255</text:p>
          </table:table-cell>
          <table:table-cell table:style-name="Πίνακας8.A1" office:value-type="string">
            <text:p text:style-name="P33">255</text:p>
          </table:table-cell>
          <table:table-cell table:style-name="Πίνακας8.A1" office:value-type="string">
            <text:p text:style-name="P33">255</text:p>
          </table:table-cell>
          <table:table-cell table:style-name="Πίνακας8.A1" office:value-type="string">
            <text:p text:style-name="P33">224 (128+64+32)</text:p>
          </table:table-cell>
        </table:table-row>
      </table:table>
      <text:p text:style-name="P31"/>
      <text:p text:style-name="P31">2. Αριθμός υπολογιστών υποδικτύου:</text:p>
      <text:p text:style-name="P31"><text:tab/>2<text:span text:style-name="T1">5</text:span><text:span text:style-name="T3"> = 32 διευθύνσεις στο σύνολο</text:span></text:p>
      <text:p text:style-name="P31"><text:tab/>2<text:span text:style-name="T1">5</text:span> – 2 = 32 -2 = 30 H/Y για κάθε υποδίκτυο</text:p>
      <text:p text:style-name="P31">Ά<text:span text:style-name="T19">ρα χωράνε 20 κόμβοι σε κάθε υποδίκτυο.</text:span></text:p>
      <text:p text:style-name="P31"/>
      <text:p text:style-name="P31">3. Οι διευθύνσεις είναι:</text:p>
      <text:p text:style-name="P31">Έ<text:span text:style-name="T13">χοντας την πρώτη διεύθυνση δικτύου, προσθέτω 32 διευθύνσεις (υπολογίζω την .0, άρα 31) και βρίσκω την διεύθυνση εκπομπής. Η αμέσως επόμενη είναι η διεύθυνση δικτύου του επόμενου υποδικτύου κοκ.</text:span></text:p>
      <text:p text:style-name="P31"/>
      <table:table table:name="Πίνακας9" table:style-name="Πίνακας9">
        <table:table-column table:style-name="Πίνακας9.A" table:number-columns-repeated="3"/>
        <table:table-column table:style-name="Πίνακας9.D"/>
        <table:table-row>
          <table:table-cell table:style-name="Πίνακας9.A1" office:value-type="string">
            <text:p text:style-name="P33">ΥΠΟΔΙΚΤΥΟ</text:p>
          </table:table-cell>
          <table:table-cell table:style-name="Πίνακας9.A1" office:value-type="string">
            <text:p text:style-name="P33">Δ/ΣΗ ΔΙΚΤΥΟΥ</text:p>
          </table:table-cell>
          <table:table-cell table:style-name="Πίνακας9.A1" office:value-type="string">
            <text:p text:style-name="P33">Δ/ΣΗ ΕΚΠΟΜΠΗΣ</text:p>
          </table:table-cell>
          <table:table-cell table:style-name="Πίνακας9.A1" office:value-type="string">
            <text:p text:style-name="P33">ΔΙΑΘΕΣΙΜΕΣ Δ/ΣΕΙΣ</text:p>
          </table:table-cell>
        </table:table-row>
        <table:table-row>
          <table:table-cell table:style-name="Πίνακας9.A1" office:value-type="string">
            <text:p text:style-name="P33">1</text:p>
          </table:table-cell>
          <table:table-cell table:style-name="Πίνακας9.A1" office:value-type="string">
            <text:p text:style-name="P33">192.168.3.0</text:p>
          </table:table-cell>
          <table:table-cell table:style-name="Πίνακας9.A1" office:value-type="string">
            <text:p text:style-name="P33">192.168.3.31</text:p>
          </table:table-cell>
          <table:table-cell table:style-name="Πίνακας9.A1" office:value-type="string">
            <text:p text:style-name="P54">.<text:span text:style-name="T10">1 - .30</text:span></text:p>
          </table:table-cell>
        </table:table-row>
        <table:table-row>
          <table:table-cell table:style-name="Πίνακας9.A1" office:value-type="string">
            <text:p text:style-name="P33">2</text:p>
          </table:table-cell>
          <table:table-cell table:style-name="Πίνακας9.A1" office:value-type="string">
            <text:p text:style-name="P33">192.168.3.32</text:p>
          </table:table-cell>
          <table:table-cell table:style-name="Πίνακας9.A1" office:value-type="string">
            <text:p text:style-name="P33">192.168.3.63</text:p>
          </table:table-cell>
          <table:table-cell table:style-name="Πίνακας9.A1" office:value-type="string">
            <text:p text:style-name="P54">.<text:span text:style-name="T10">33 - .62</text:span></text:p>
          </table:table-cell>
        </table:table-row>
        <table:table-row>
          <table:table-cell table:style-name="Πίνακας9.A1" office:value-type="string">
            <text:p text:style-name="P33">3</text:p>
          </table:table-cell>
          <table:table-cell table:style-name="Πίνακας9.A1" office:value-type="string">
            <text:p text:style-name="P33">192.168.3.64</text:p>
          </table:table-cell>
          <table:table-cell table:style-name="Πίνακας9.A1" office:value-type="string">
            <text:p text:style-name="P33">192.168.3.95</text:p>
          </table:table-cell>
          <table:table-cell table:style-name="Πίνακας9.A1" office:value-type="string">
            <text:p text:style-name="P54">.<text:span text:style-name="T10">65 - .94</text:span></text:p>
          </table:table-cell>
        </table:table-row>
        <table:table-row>
          <table:table-cell table:style-name="Πίνακας9.A1" office:value-type="string">
            <text:p text:style-name="P33">4</text:p>
          </table:table-cell>
          <table:table-cell table:style-name="Πίνακας9.A1" office:value-type="string">
            <text:p text:style-name="P33">192.168.3.96</text:p>
          </table:table-cell>
          <table:table-cell table:style-name="Πίνακας9.A1" office:value-type="string">
            <text:p text:style-name="P33">192.168.3.127</text:p>
          </table:table-cell>
          <table:table-cell table:style-name="Πίνακας9.A1" office:value-type="string">
            <text:p text:style-name="P54">.<text:span text:style-name="T10">97 - .126</text:span></text:p>
          </table:table-cell>
        </table:table-row>
        <table:table-row>
          <table:table-cell table:style-name="Πίνακας9.A1" office:value-type="string">
            <text:p text:style-name="P33">5</text:p>
          </table:table-cell>
          <table:table-cell table:style-name="Πίνακας9.A1" office:value-type="string">
            <text:p text:style-name="P33">192.168.3.128</text:p>
          </table:table-cell>
          <table:table-cell table:style-name="Πίνακας9.A1" office:value-type="string">
            <text:p text:style-name="P33">192.168.3.159</text:p>
          </table:table-cell>
          <table:table-cell table:style-name="Πίνακας9.A1" office:value-type="string">
            <text:p text:style-name="P54">.<text:span text:style-name="T10">129 - .158</text:span></text:p>
          </table:table-cell>
        </table:table-row>
        <table:table-row>
          <table:table-cell table:style-name="Πίνακας9.A1" office:value-type="string">
            <text:p text:style-name="P33">6</text:p>
          </table:table-cell>
          <table:table-cell table:style-name="Πίνακας9.A1" office:value-type="string">
            <text:p text:style-name="P33">192.168.3.160</text:p>
          </table:table-cell>
          <table:table-cell table:style-name="Πίνακας9.A1" office:value-type="string">
            <text:p text:style-name="P33">192.168.3.191</text:p>
          </table:table-cell>
          <table:table-cell table:style-name="Πίνακας9.A1" office:value-type="string">
            <text:p text:style-name="P54">.<text:span text:style-name="T10">161 - .190</text:span></text:p>
          </table:table-cell>
        </table:table-row>
        <table:table-row>
          <table:table-cell table:style-name="Πίνακας9.A1" office:value-type="string">
            <text:p text:style-name="P55">7</text:p>
          </table:table-cell>
          <table:table-cell table:style-name="Πίνακας9.A1" office:value-type="string">
            <text:p text:style-name="P55">192.168.3.192</text:p>
          </table:table-cell>
          <table:table-cell table:style-name="Πίνακας9.A1" office:value-type="string">
            <text:p text:style-name="P55">192.168.3.223</text:p>
          </table:table-cell>
          <table:table-cell table:style-name="Πίνακας9.A1" office:value-type="string">
            <text:p text:style-name="P56">.<text:span text:style-name="T10">192 - .222</text:span></text:p>
          </table:table-cell>
        </table:table-row>
        <table:table-row>
          <table:table-cell table:style-name="Πίνακας9.A1" office:value-type="string">
            <text:p text:style-name="P55">8</text:p>
          </table:table-cell>
          <table:table-cell table:style-name="Πίνακας9.A1" office:value-type="string">
            <text:p text:style-name="P55">192.168.3.224</text:p>
          </table:table-cell>
          <table:table-cell table:style-name="Πίνακας9.A1" office:value-type="string">
            <text:p text:style-name="P55">192.168.3.255</text:p>
          </table:table-cell>
          <table:table-cell table:style-name="Πίνακας9.A1" office:value-type="string">
            <text:p text:style-name="P56">.<text:span text:style-name="T10">225 - .254</text:span></text:p>
          </table:table-cell>
        </table:table-row>
      </table:table>
      <text:p text:style-name="P31"/>
      <text:p text:style-name="P35">Τα τελευταία 2 δεν χρειάζονται.</text:p>
      <text:p text:style-name="P40"/>
      <text:p text:style-name="P40"/>
      <text:p text:style-name="P40"/>
      <text:p text:style-name="P42"><text:soft-page-break/>2. <text:span text:style-name="T9">Θα δίνεται μια IP και η μάσκα (με την μορφή CIDR). </text:span>Πόσα υποδίκτυα πρέπει να φτιάξω για να έχει κάθε υποδίκτυο <text:span text:style-name="T20">Υ</text:span> υπολογιστές <text:span text:style-name="T17">(</text:span><text:span text:style-name="T20">είναι το ίδιο με το παραπάνω. Η εκφώνηση είναι ίδια. Αν χωράνε οι Υ υπολογιστές σε X υποδίκτυα</text:span><text:span text:style-name="T17">)</text:span>.</text:p>
      <text:p text:style-name="P38"/>
      <text:p text:style-name="P47">ΒΗΜΑΤΑ ΛΥΣΗΣ</text:p>
      <text:p text:style-name="P27">1. Αρχικά γράφουμε το Net_ID και Host_ID (σε δυαδικό αριθμό, τουλάχιστον στο Host_ID).</text:p>
      <text:p text:style-name="P27">2. Ανάλογα με το <text:span text:style-name="T20">πόσους</text:span> <text:span text:style-name="T20">υπολογιστές</text:span> (ζητάει <text:span text:style-name="T20">Υ</text:span>), βλέπουμε στον πίνακα</text:p>
      <text:p text:style-name="P27"/>
      <table:table table:name="Πίνακας10" table:style-name="Πίνακας10">
        <table:table-column table:style-name="Πίνακας10.A" table:number-columns-repeated="3"/>
        <table:table-row>
          <table:table-cell table:style-name="Πίνακας10.A1" office:value-type="string">
            <text:p text:style-name="P49">Host_ID</text:p>
          </table:table-cell>
          <table:table-cell table:style-name="Πίνακας10.A1" office:value-type="string">
            <text:p text:style-name="P49">Δύμανη του 2</text:p>
          </table:table-cell>
          <table:table-cell table:style-name="Πίνακας10.A1" office:value-type="string">
            <text:p text:style-name="P50">Υπολογιστές (κόβοι)</text:p>
          </table:table-cell>
        </table:table-row>
        <table:table-row>
          <table:table-cell table:style-name="Πίνακας10.A1" office:value-type="string">
            <text:p text:style-name="P29">1</text:p>
          </table:table-cell>
          <table:table-cell table:style-name="Πίνακας10.A1" office:value-type="string">
            <text:p text:style-name="P29">2<text:span text:style-name="T1">1</text:span></text:p>
          </table:table-cell>
          <table:table-cell table:style-name="Πίνακας10.A1" office:value-type="string">
            <text:p text:style-name="P29">2</text:p>
          </table:table-cell>
        </table:table-row>
        <table:table-row>
          <table:table-cell table:style-name="Πίνακας10.A1" office:value-type="string">
            <text:p text:style-name="P29">2</text:p>
          </table:table-cell>
          <table:table-cell table:style-name="Πίνακας10.A1" office:value-type="string">
            <text:p text:style-name="P29">2<text:span text:style-name="T1">2</text:span></text:p>
          </table:table-cell>
          <table:table-cell table:style-name="Πίνακας10.A1" office:value-type="string">
            <text:p text:style-name="P29">4</text:p>
          </table:table-cell>
        </table:table-row>
        <table:table-row>
          <table:table-cell table:style-name="Πίνακας10.A1" office:value-type="string">
            <text:p text:style-name="P49">3</text:p>
          </table:table-cell>
          <table:table-cell table:style-name="Πίνακας10.A1" office:value-type="string">
            <text:p text:style-name="P29">2<text:span text:style-name="T1">3</text:span></text:p>
          </table:table-cell>
          <table:table-cell table:style-name="Πίνακας10.A1" office:value-type="string">
            <text:p text:style-name="P49">8</text:p>
          </table:table-cell>
        </table:table-row>
        <table:table-row>
          <table:table-cell table:style-name="Πίνακας10.A1" office:value-type="string">
            <text:p text:style-name="P49">4</text:p>
          </table:table-cell>
          <table:table-cell table:style-name="Πίνακας10.A1" office:value-type="string">
            <text:p text:style-name="P29">2<text:span text:style-name="T1">4</text:span></text:p>
          </table:table-cell>
          <table:table-cell table:style-name="Πίνακας10.A1" office:value-type="string">
            <text:p text:style-name="P49">16</text:p>
          </table:table-cell>
        </table:table-row>
        <table:table-row>
          <table:table-cell table:style-name="Πίνακας10.A1" office:value-type="string">
            <text:p text:style-name="P49">5</text:p>
          </table:table-cell>
          <table:table-cell table:style-name="Πίνακας10.A1" office:value-type="string">
            <text:p text:style-name="P29">2<text:span text:style-name="T1">5</text:span></text:p>
          </table:table-cell>
          <table:table-cell table:style-name="Πίνακας10.A1" office:value-type="string">
            <text:p text:style-name="P49">32</text:p>
          </table:table-cell>
        </table:table-row>
        <table:table-row>
          <table:table-cell table:style-name="Πίνακας10.A1" office:value-type="string">
            <text:p text:style-name="P49">6</text:p>
          </table:table-cell>
          <table:table-cell table:style-name="Πίνακας10.A1" office:value-type="string">
            <text:p text:style-name="P29">2<text:span text:style-name="T1">6</text:span></text:p>
          </table:table-cell>
          <table:table-cell table:style-name="Πίνακας10.A1" office:value-type="string">
            <text:p text:style-name="P49">64</text:p>
          </table:table-cell>
        </table:table-row>
        <table:table-row>
          <table:table-cell table:style-name="Πίνακας10.A1" office:value-type="string">
            <text:p text:style-name="P29">7</text:p>
          </table:table-cell>
          <table:table-cell table:style-name="Πίνακας10.A1" office:value-type="string">
            <text:p text:style-name="P29">2<text:span text:style-name="T1">7</text:span></text:p>
          </table:table-cell>
          <table:table-cell table:style-name="Πίνακας10.A1" office:value-type="string">
            <text:p text:style-name="P29">128</text:p>
          </table:table-cell>
        </table:table-row>
        <table:table-row>
          <table:table-cell table:style-name="Πίνακας10.A1" office:value-type="string">
            <text:p text:style-name="P29">8</text:p>
          </table:table-cell>
          <table:table-cell table:style-name="Πίνακας10.A1" office:value-type="string">
            <text:p text:style-name="P29">2<text:span text:style-name="T1">8</text:span></text:p>
          </table:table-cell>
          <table:table-cell table:style-name="Πίνακας10.A1" office:value-type="string">
            <text:p text:style-name="P29">256</text:p>
          </table:table-cell>
        </table:table-row>
      </table:table>
      <text:p text:style-name="P27"/>
      <text:p text:style-name="P27">Τα πιο συχνά θα είναι 3, 4, 5, 6 με 8, 16, 32, 64 αντίστοιχα</text:p>
      <text:p text:style-name="P27"/>
      <text:p text:style-name="P27">3. <text:span text:style-name="T20">Κρατάμε ό</text:span><text:span text:style-name="T21">σα bits χρειαζόμαστε στο Host_ID και τα υπόλοιπα τα</text:span><text:span text:style-name="T20"> </text:span><text:span text:style-name="T21">δ</text:span>ίνουμε από το Host_ID στο Net_ID.</text:p>
      <text:p text:style-name="P27">4. Γράφουμε τα νέα Net_ID, Subnet_ID και Host_ID. <text:span text:style-name="T16">Το νέο Net_ID = </text:span>Net_ID <text:span text:style-name="T16">+</text:span> Subnet_ID<text:span text:style-name="T16"> </text:span></text:p>
      <text:p text:style-name="P27">5. Βρίσκω τη νέα μάσκα υποδικτύου.</text:p>
      <text:p text:style-name="P52">6. Υπολογίζω<text:span text:style-name="T14"> ως εξής:</text:span></text:p>
      <text:p text:style-name="P37"><text:tab/><text:tab/><text:tab/>2<text:span text:style-name="T1">Host_ID</text:span> = <text:span text:style-name="T17">M</text:span><text:span text:style-name="T15"> </text:span></text:p>
      <text:p text:style-name="P52">(το Μ - 2 πρέπει να είναι μεγαλύτερο από το Y για να δώσουμε θετική απάντηση)</text:p>
      <text:p text:style-name="P38"/>
      <text:p text:style-name="P39"/>
      <text:p text:style-name="P30">Παράδειγμα:</text:p>
      <text:p text:style-name="P53">Δίνεται η <text:span text:style-name="T10">IP: 192.168.</text:span>17<text:span text:style-name="T10">.0/24. </text:span>Θέλουμε να φτιάξουμε υποδίκτυα που να έχουν τουλάχιστο 50 υπολογιστές.</text:p>
      <text:p text:style-name="P53"/>
      <text:p text:style-name="P32">ΛΥΣΗ</text:p>
      <text:p text:style-name="P32">Δεδομένα:</text:p>
      <text:p text:style-name="P32">IP: 192.168.<text:span text:style-name="T22">17</text:span>.0/24</text:p>
      <text:p text:style-name="P32">ΜΑΣΚΑ: 255.255.255.0</text:p>
      <text:p text:style-name="P32">Net_ID = 24 bits</text:p>
      <text:p text:style-name="P32">Host_ID = 8 bits</text:p>
      <text:p text:style-name="P32"/>
      <text:p text:style-name="P53">Για να μπουν τουλάχιστον 50 Η/Υ πρέπει να ελέγξω ποια δύναμη του 2 περιέχει το 50. </text:p>
      <text:p text:style-name="P53">Δηλαδή 2<text:span text:style-name="T1">6</text:span> = 64 διευθύνσεις (64 – 2 = 62 διαθέσιμες για Η/Υ)</text:p>
      <text:p text:style-name="P32">Ά<text:span text:style-name="T22">ρα το νέο Host_ID = 6 bits</text:span></text:p>
      <text:p text:style-name="P53">Επομένως το Subnet_ID = 2 bits</text:p>
      <text:p text:style-name="P53">Άρα θα φτιάξω 2<text:span text:style-name="T1">2</text:span> = 4 υποδίκτυα</text:p>
      <text:p text:style-name="P53">Η <text:span text:style-name="T10">IP </text:span>γράφεται<text:span text:style-name="T10"> 192.168.</text:span>17<text:span text:style-name="T10">.0/2</text:span>6</text:p>
      <text:p text:style-name="P32">Νέα μάσκα</text:p>
      <table:table table:name="Πίνακας11" table:style-name="Πίνακας11">
        <table:table-column table:style-name="Πίνακας11.A" table:number-columns-repeated="3"/>
        <table:table-column table:style-name="Πίνακας11.D"/>
        <table:table-row>
          <table:table-cell table:style-name="Πίνακας11.A1" office:value-type="string">
            <text:p text:style-name="P34">11111111</text:p>
          </table:table-cell>
          <table:table-cell table:style-name="Πίνακας11.A1" office:value-type="string">
            <text:p text:style-name="P34">11111111</text:p>
          </table:table-cell>
          <table:table-cell table:style-name="Πίνακας11.A1" office:value-type="string">
            <text:p text:style-name="P34">11111111</text:p>
          </table:table-cell>
          <table:table-cell table:style-name="Πίνακας11.A1" office:value-type="string">
            <text:p text:style-name="P34"><text:span text:style-name="T11">11</text:span><text:span text:style-name="T8">0</text:span>00000</text:p>
          </table:table-cell>
        </table:table-row>
        <table:table-row>
          <table:table-cell table:style-name="Πίνακας11.A1" office:value-type="string">
            <text:p text:style-name="P34">255</text:p>
          </table:table-cell>
          <table:table-cell table:style-name="Πίνακας11.A1" office:value-type="string">
            <text:p text:style-name="P34">255</text:p>
          </table:table-cell>
          <table:table-cell table:style-name="Πίνακας11.A1" office:value-type="string">
            <text:p text:style-name="P34">255</text:p>
          </table:table-cell>
          <table:table-cell table:style-name="Πίνακας11.A1" office:value-type="string">
            <text:p text:style-name="P34"><text:span text:style-name="T22">192</text:span> (128+64)</text:p>
          </table:table-cell>
        </table:table-row>
      </table:table>
      <text:p text:style-name="P32"/>
      <text:p text:style-name="P53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rsid="003ac587" officeooo:paragraph-rsid="003ac58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ΥΣΤΑΘΙΟΣ ΙΩΣΗΦΙΔΗΣ, DV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Ευστάθιος Ιωσηφίδης</meta:initial-creator>
    <meta:creation-date>2021-03-31T17:53:37.288276422</meta:creation-date>
    <meta:generator>LibreOffice/7.4.1.2$Linux_X86_64 LibreOffice_project/40$Build-2</meta:generator>
    <dc:date>2022-10-29T16:46:59.364042498</dc:date>
    <meta:editing-duration>PT2H53M27S</meta:editing-duration>
    <meta:editing-cycles>31</meta:editing-cycles>
    <meta:document-statistic meta:table-count="11" meta:image-count="0" meta:object-count="0" meta:page-count="6" meta:paragraph-count="294" meta:word-count="1293" meta:character-count="7248" meta:non-whitespace-character-count="6215"/>
  </office:meta>
</office:document-meta>
</file>